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3c05d" officeooo:paragraph-rsid="0003c05d"/>
    </style:style>
    <style:style style:name="P2" style:family="paragraph" style:parent-style-name="Standard">
      <style:text-properties officeooo:rsid="000550eb" officeooo:paragraph-rsid="000550eb"/>
    </style:style>
    <style:style style:name="P3" style:family="paragraph" style:parent-style-name="Standard">
      <style:text-properties officeooo:rsid="0007a2e3" officeooo:paragraph-rsid="0007a2e3"/>
    </style:style>
    <style:style style:name="P4" style:family="paragraph" style:parent-style-name="Standard">
      <style:text-properties fo:font-weight="bold" officeooo:rsid="00091a96" officeooo:paragraph-rsid="00091a96" style:font-weight-asian="bold" style:font-weight-complex="bold"/>
    </style:style>
    <style:style style:name="P5" style:family="paragraph" style:parent-style-name="Standard" style:list-style-name="L1">
      <style:text-properties officeooo:rsid="000550eb" officeooo:paragraph-rsid="000550eb"/>
    </style:style>
    <style:style style:name="P6" style:family="paragraph" style:parent-style-name="Standard" style:list-style-name="L1">
      <style:text-properties fo:font-weight="normal" officeooo:rsid="000550eb" officeooo:paragraph-rsid="000550eb" style:font-weight-asian="normal" style:font-weight-complex="normal"/>
    </style:style>
    <style:style style:name="P7" style:family="paragraph" style:parent-style-name="Standard">
      <style:text-properties fo:font-weight="normal" officeooo:rsid="000550eb" officeooo:paragraph-rsid="000550eb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6bf73" officeooo:paragraph-rsid="0006bf73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7a2e3" officeooo:paragraph-rsid="0007a2e3" style:font-weight-asian="normal" style:font-weight-complex="normal"/>
    </style:style>
    <style:style style:name="P10" style:family="paragraph" style:parent-style-name="Standard">
      <style:text-properties fo:font-weight="normal" officeooo:rsid="0007a2e3" officeooo:paragraph-rsid="0007a2e3" style:font-weight-asian="normal" style:font-weight-complex="normal"/>
    </style:style>
    <style:style style:name="P11" style:family="paragraph" style:parent-style-name="Standard">
      <style:text-properties fo:font-weight="normal" officeooo:rsid="00091a96" officeooo:paragraph-rsid="00091a96" style:font-weight-asian="normal" style:font-weight-complex="normal"/>
    </style:style>
    <style:style style:name="P12" style:family="paragraph" style:parent-style-name="Standard" style:list-style-name="L2">
      <style:text-properties fo:font-weight="bold" officeooo:rsid="0007a2e3" officeooo:paragraph-rsid="0007a2e3" style:font-weight-asian="bold" style:font-weight-complex="bold"/>
    </style:style>
    <style:style style:name="P13" style:family="paragraph" style:parent-style-name="Standard">
      <style:text-properties fo:font-weight="bold" officeooo:rsid="000a8b5b" officeooo:paragraph-rsid="000a8b5b" style:font-weight-asian="bold" style:font-weight-complex="bold"/>
    </style:style>
    <style:style style:name="P14" style:family="paragraph" style:parent-style-name="Standard">
      <style:text-properties fo:font-weight="bold" officeooo:rsid="000ab34b" officeooo:paragraph-rsid="000ab34b" style:font-weight-asian="bold" style:font-weight-complex="bold"/>
    </style:style>
    <style:style style:name="P15" style:family="paragraph" style:parent-style-name="Standard" style:list-style-name="L3">
      <style:text-properties fo:font-weight="bold" officeooo:rsid="000c3567" officeooo:paragraph-rsid="000c3567" style:font-weight-asian="bold" style:font-weight-complex="bold"/>
    </style:style>
    <style:style style:name="P16" style:family="paragraph" style:parent-style-name="Standard">
      <style:text-properties fo:font-weight="bold" officeooo:rsid="000c3567" officeooo:paragraph-rsid="000c3567" style:font-weight-asian="bold" style:font-weight-complex="bold"/>
    </style:style>
    <style:style style:name="P17" style:family="paragraph" style:parent-style-name="Standard">
      <style:text-properties fo:font-weight="bold" officeooo:rsid="000d23bb" officeooo:paragraph-rsid="000d23bb" style:font-weight-asian="bold" style:font-weight-complex="bold"/>
    </style:style>
    <style:style style:name="P18" style:family="paragraph" style:parent-style-name="Standard" style:list-style-name="L4">
      <style:text-properties fo:font-weight="bold" officeooo:rsid="000d23bb" officeooo:paragraph-rsid="000d23bb" style:font-weight-asian="bold" style:font-weight-complex="bold"/>
    </style:style>
    <style:style style:name="P19" style:family="paragraph" style:parent-style-name="Standard">
      <style:text-properties fo:font-weight="bold" officeooo:rsid="000d2e34" officeooo:paragraph-rsid="000d2e34" style:font-weight-asian="bold" style:font-weight-complex="bold"/>
    </style:style>
    <style:style style:name="P20" style:family="paragraph" style:parent-style-name="Standard">
      <style:text-properties fo:font-weight="bold" officeooo:rsid="000ec885" officeooo:paragraph-rsid="000ec885" style:font-weight-asian="bold" style:font-weight-complex="bold"/>
    </style:style>
    <style:style style:name="P21" style:family="paragraph" style:parent-style-name="Standard">
      <style:text-properties fo:font-weight="bold" officeooo:rsid="0011428f" officeooo:paragraph-rsid="0011428f" style:font-weight-asian="bold" style:font-weight-complex="bold"/>
    </style:style>
    <style:style style:name="P22" style:family="paragraph" style:parent-style-name="Standard">
      <style:text-properties fo:font-weight="bold" officeooo:rsid="0017a9f0" officeooo:paragraph-rsid="0017a9f0" style:font-weight-asian="bold" style:font-weight-complex="bold"/>
    </style:style>
    <style:style style:name="P23" style:family="paragraph" style:parent-style-name="Standard" style:list-style-name="L7">
      <style:text-properties fo:font-weight="bold" officeooo:rsid="0017a9f0" officeooo:paragraph-rsid="0017a9f0" style:font-weight-asian="bold" style:font-weight-complex="bold"/>
    </style:style>
    <style:style style:name="P24" style:family="paragraph" style:parent-style-name="Standard" style:list-style-name="L8">
      <style:text-properties style:font-name="Liberation Serif" fo:font-weight="bold" officeooo:rsid="00199b5c" officeooo:paragraph-rsid="00199b5c" style:font-weight-asian="bold" style:font-weight-complex="bold"/>
    </style:style>
    <style:style style:name="P25" style:family="paragraph" style:parent-style-name="Standard" style:list-style-name="L8">
      <style:text-properties style:font-name="Liberation Serif" fo:font-weight="bold" officeooo:rsid="001b8d50" officeooo:paragraph-rsid="001b8d50" style:font-weight-asian="bold" style:font-weight-complex="bold"/>
    </style:style>
    <style:style style:name="P26" style:family="paragraph" style:parent-style-name="Standard">
      <style:text-properties style:font-name="Liberation Serif" fo:font-weight="bold" officeooo:rsid="001b8d50" officeooo:paragraph-rsid="001b8d50" style:font-weight-asian="bold" style:font-weight-complex="bold"/>
    </style:style>
    <style:style style:name="P27" style:family="paragraph" style:parent-style-name="Standard">
      <style:text-properties style:font-name="Liberation Serif" fo:font-style="italic" fo:font-weight="bold" officeooo:rsid="001d12b0" officeooo:paragraph-rsid="001d12b0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1d12b0" officeooo:paragraph-rsid="001d12b0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199b5c" officeooo:paragraph-rsid="00199b5c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28f" officeooo:paragraph-rsid="001142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76fe" officeooo:paragraph-rsid="001276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428f" officeooo:paragraph-rsid="001142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4ca" officeooo:paragraph-rsid="0012c4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4ca" officeooo:paragraph-rsid="0012c4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2e5b" officeooo:paragraph-rsid="00142e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2e5b" officeooo:paragraph-rsid="00142e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7a62" officeooo:paragraph-rsid="00147a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0709" style:font-weight-asian="normal" style:font-weight-complex="normal"/>
    </style:style>
    <style:style style:name="T4" style:family="text">
      <style:text-properties fo:font-weight="normal" officeooo:rsid="001b8d50" style:font-weight-asian="normal" style:font-weight-complex="normal"/>
    </style:style>
    <style:style style:name="T5" style:family="text">
      <style:text-properties fo:font-weight="normal" officeooo:rsid="001c24d1" style:font-weight-asian="normal" style:font-weight-complex="normal"/>
    </style:style>
    <style:style style:name="T6" style:family="text">
      <style:text-properties fo:color="#ed1c24"/>
    </style:style>
    <style:style style:name="T7" style:family="text">
      <style:text-properties fo:color="#ed1c24" fo:font-weight="bold" officeooo:rsid="00060709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fo:font-weight="normal" style:font-weight-asian="normal" style:font-weight-complex="normal"/>
    </style:style>
    <style:style style:name="T10" style:family="text">
      <style:text-properties officeooo:rsid="000fab55"/>
    </style:style>
    <style:style style:name="T11" style:family="text">
      <style:text-properties officeooo:rsid="0011daa5"/>
    </style:style>
    <style:style style:name="T12" style:family="text">
      <style:text-properties officeooo:rsid="00147a62"/>
    </style:style>
    <style:style style:name="T13" style:family="text">
      <style:text-properties fo:color="#0066b3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nstrações <text:span text:style-name="T1">obrigatórias</text:span><text:span text:style-name="T2">, </text:span><text:span text:style-name="T3">pela </text:span><text:span text:style-name="T7">Lei das SA’s</text:span><text:span text:style-name="T2">:</text:span></text:p>
      <text:list xml:id="list3129023844" text:style-name="L1">
        <text:list-item>
          <text:p text:style-name="P6">BP;</text:p>
        </text:list-item>
        <text:list-item>
          <text:p text:style-name="P6">DRE;</text:p>
        </text:list-item>
        <text:list-item>
          <text:p text:style-name="P6">DLPA;</text:p>
          <text:list>
            <text:list-item>
              <text:p text:style-name="P8">pode estar contida na DMPL;</text:p>
            </text:list-item>
          </text:list>
        </text:list-item>
        <text:list-item>
          <text:p text:style-name="P6">DFC;</text:p>
          <text:list>
            <text:list-item>
              <text:p text:style-name="P5"><text:span text:style-name="T2">facultativa para cia </text:span><text:span text:style-name="T1">fechada</text:span><text:span text:style-name="T2"> com PL &lt; 2 milhões;</text:span></text:p>
            </text:list-item>
          </text:list>
        </text:list-item>
        <text:list-item>
          <text:p text:style-name="P6">se cia aberta: DVA.</text:p>
        </text:list-item>
      </text:list>
      <text:p text:style-name="P7"/>
      <text:p text:style-name="P3"><text:span text:style-name="T2">Demonstrações </text:span><text:span text:style-name="T1">obrigatórias</text:span><text:span text:style-name="T2">, pelo </text:span><text:span text:style-name="T1">CPC 26</text:span><text:span text:style-name="T2">:</text:span></text:p>
      <text:list xml:id="list1535296179" text:style-name="L2">
        <text:list-item>
          <text:p text:style-name="P9">BP;</text:p>
        </text:list-item>
        <text:list-item>
          <text:p text:style-name="P12">DRA<text:span text:style-name="T2">;</text:span></text:p>
        </text:list-item>
        <text:list-item>
          <text:p text:style-name="P12">DMPL<text:span text:style-name="T2">;</text:span></text:p>
        </text:list-item>
        <text:list-item>
          <text:p text:style-name="P9">DFC;</text:p>
        </text:list-item>
        <text:list-item>
          <text:p text:style-name="P12">notas explicativas<text:span text:style-name="T2"> (resumo das políticas contábeis e outras);</text:span></text:p>
        </text:list-item>
        <text:list-item>
          <text:p text:style-name="P12">informações comparativas com o período anterior<text:span text:style-name="T2">;</text:span></text:p>
        </text:list-item>
        <text:list-item>
          <text:p text:style-name="P12">BP do início do período mais antigo<text:span text:style-name="T2">, comparativamente apresentado, quando a entidade aplicar uma política contábil retrospectivamente ou proceder à reapresentação retrospectiva de itens das demonstrações contábeis, ou quando proceder à reclassificação de itens de suas demonstrações contábeis;</text:span></text:p>
        </text:list-item>
        <text:list-item>
          <text:p text:style-name="P9">DVA, se exigido legalmente, por órgão regulador ou se apresentada voluntariamente.</text:p>
        </text:list-item>
      </text:list>
      <text:p text:style-name="P10"/>
      <text:p text:style-name="P4"><text:span text:style-name="T2">O CPC 26 ainda prevê: a entidade deve apresentar com </text:span>igualdade de importância<text:span text:style-name="T2"> todas as demonstrações contábeis que façam parte do conjunto completo das demonstrações contábeis.</text:span></text:p>
      <text:p text:style-name="P11"/>
      <text:p text:style-name="P13"><text:span text:style-name="T2">A Lei das SA’s define que o exercício social terá duração de </text:span>1 ano<text:span text:style-name="T2">, mas se na questão não houver essa opção como resposta, também considerar 12 meses.</text:span></text:p>
      <text:p text:style-name="P13"><text:span text:style-name="T2"/></text:p>
      <text:p text:style-name="P14"><text:span text:style-name="T2">Demonstrações são assinadas pelos </text:span>administradores<text:span text:style-name="T2"> e pelos </text:span>contabilistas legalmente habilitados<text:span text:style-name="T2">.</text:span></text:p>
      <text:list xml:id="list3949254457" text:style-name="L3">
        <text:list-item>
          <text:p text:style-name="P15"><text:span text:style-name="T2">Contabilista = técnico em Contabilidade ou bacharel em Contabilidade.</text:span></text:p>
        </text:list-item>
      </text:list>
      <text:p text:style-name="P16"><text:span text:style-name="T2"/></text:p>
      <text:p text:style-name="P17"><text:span text:style-name="T2">O BP é apresentado:</text:span></text:p>
      <text:list xml:id="list3066016448" text:style-name="L4">
        <text:list-item>
          <text:p text:style-name="P18"><text:span text:style-name="T2">em regra: dividido em Circulante e Não Circulante;</text:span></text:p>
        </text:list-item>
        <text:list-item>
          <text:p text:style-name="P18"><text:span text:style-name="T2">exceção: classificado por liquidez, ou de forma mista. </text:span><text:span text:style-name="T9">[só se for mais confiável e fidedigno]</text:span></text:p>
        </text:list-item>
      </text:list>
      <text:p text:style-name="P17"><text:span text:style-name="T2"/></text:p>
      <text:p text:style-name="P19"><text:span text:style-name="T2">Contas bancárias da empresa quando o </text:span>banco está em liquidação<text:span text:style-name="T2">: devem ser reclassificadas para Contas a Receber.</text:span></text:p>
      <text:p text:style-name="P19"><text:span text:style-name="T2"/></text:p>
      <text:p text:style-name="P20"><text:span text:style-name="T2">Depósitos vinculados a operações de curto prazo: </text:span>não <text:span text:style-name="T10">se classificam como</text:span> Disponibilidades<text:span text:style-name="T2">, já que não estão prontamente disponíveis para serem sacados pela empresa.</text:span></text:p>
      <text:p text:style-name="P20"><text:span text:style-name="T2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32">ANC-RALP x ANC-Investimentos</text:p>
          </table:table-cell>
        </table:table-row>
        <table:table-row>
          <table:table-cell table:style-name="Table1.A2" office:value-type="string">
            <text:p text:style-name="P30">Investimento com fins meramente especulativos → ANC-RALP.</text:p>
            <text:p text:style-name="P30">Investimento com fins de expansão <text:span text:style-name="T11">(participação permanente)</text:span> → ANC-Investimentos.</text:p>
            <text:p text:style-name="P31">Direitos que não sejam classificáveis em outros grupos → ANC-Investimentos. <text:span text:style-name="T8">[ex. p/ prova: obras de arte, casas/edificações mantidas para aluguel, terrenos]</text:span></text:p>
            <text:p text:style-name="P30"/>
            <text:p text:style-name="P30">Fins meramente especulativos = quando houver uma boa oportunidade, venderá.</text:p>
            <text:p text:style-name="P30"><text:soft-page-break/></text:p>
            <text:p text:style-name="P33">Propriedade para Investimento<text:span text:style-name="T2">: propriedade mantida para auferir aluguel ou para valorização do capital ou para ambas, e </text:span>não <text:span text:style-name="T2">para:</text:span></text:p>
            <text:list xml:id="list3398731198" text:style-name="L5">
              <text:list-item>
                <text:p text:style-name="P34"><text:span text:style-name="T2">uso na produção ou fornecimento de bens/serviços ou para finalidades administrativas;</text:span></text:p>
              </text:list-item>
              <text:list-item>
                <text:p text:style-name="P34"><text:span text:style-name="T2">venda no curso ordinário do negócio.</text:span></text:p>
              </text:list-item>
            </text:list>
            <text:p text:style-name="P33"><text:span text:style-name="T2"/></text:p>
            <text:p text:style-name="P35"><text:span text:style-name="T2">Se propriedade é usada para investimento e para produção concomitantemente:</text:span></text:p>
            <text:list xml:id="list2403373490" text:style-name="L6">
              <text:list-item>
                <text:p text:style-name="P36"><text:span text:style-name="T2">se for possível separar: cada parte classifica-se separadamente;</text:span></text:p>
              </text:list-item>
              <text:list-item>
                <text:p text:style-name="P36"><text:span text:style-name="T2">se </text:span>não<text:span text:style-name="T2"> for possível separar:</text:span></text:p>
                <text:list>
                  <text:list-item>
                    <text:p text:style-name="P36"><text:span text:style-name="T2">se a parte da produção é insignificante: tudo classificado como </text:span>ANC-Investimentos<text:span text:style-name="T2">;</text:span></text:p>
                  </text:list-item>
                  <text:list-item>
                    <text:p text:style-name="P36"><text:span text:style-name="T2">se a parte da produção </text:span>não<text:span text:style-name="T2"> é insignificante: tudo classificado como </text:span>ANC-<text:span text:style-name="T12">Imobilizado</text:span><text:span text:style-name="T2">.</text:span></text:p>
                  </text:list-item>
                </text:list>
              </text:list-item>
            </text:list>
            <text:p text:style-name="P35"><text:span text:style-name="T2"/></text:p>
            <text:p text:style-name="P37"><text:span text:style-name="T2">Quando o </text:span>aluguel for a <text:span text:style-name="T6">finalidade</text:span><text:span text:style-name="T2"> da propriedade, classifica-se como </text:span><text:span text:style-name="T6">ANC-Investimentos</text:span><text:span text:style-name="T2">.</text:span></text:p>
            <text:p text:style-name="P37"><text:span text:style-name="T2">Quando o </text:span>aluguel for o <text:span text:style-name="T13">meio</text:span><text:span text:style-name="T2"> para conseguir o fim, a propriedade classifica-se como </text:span><text:span text:style-name="T13">ANC-Imobilizado</text:span><text:span text:style-name="T2">.</text:span></text:p>
          </table:table-cell>
        </table:table-row>
      </table:table>
      <text:p text:style-name="P21"><text:span text:style-name="T2"/></text:p>
      <text:p text:style-name="P22"><text:span text:style-name="T2">Características de um </text:span>arrendamento financeiro<text:span text:style-name="T2">:</text:span></text:p>
      <text:list xml:id="list1776663323" text:style-name="L7">
        <text:list-item>
          <text:p text:style-name="P23"><text:span text:style-name="T2">transfere-se a propriedade ao final do contrato;</text:span></text:p>
        </text:list-item>
        <text:list-item>
          <text:p text:style-name="P23"><text:span text:style-name="T2">valor residual &lt; valor justo;</text:span></text:p>
        </text:list-item>
        <text:list-item>
          <text:p text:style-name="P23"><text:span text:style-name="T2">prazo do arrendamento refere-se à maior parte da vida útil do ativo;</text:span></text:p>
        </text:list-item>
        <text:list-item>
          <text:p text:style-name="P23"><text:span text:style-name="T2">valor presente dos pagamentos totaliza substancialmente todo o valor justo do ativo;</text:span></text:p>
        </text:list-item>
        <text:list-item>
          <text:p text:style-name="P23"><text:span text:style-name="T2">ativo arrendado é tão especializado que apenas o arrendatário pode usá-lo sem grandes modificações.</text:span></text:p>
        </text:list-item>
      </text:list>
      <text:p text:style-name="P22"><text:span text:style-name="T2"/></text:p>
      <text:p text:style-name="P29"><text:span text:style-name="T2">Lei 12.973/14, Art. 47. Poderão ser computadas na determinação do </text:span>lucro real<text:span text:style-name="T2"> da PJ arrendatária as contraprestações pagas ou creditadas por força de contrato de </text:span>arrendamento mercantil<text:span text:style-name="T2">, referentes a bens móveis ou imóveis intrinsicamente relacionados com a produção ou comercialização dos bens e serviços, inclusive as despesas financeiras nelas consideradas.</text:span></text:p>
      <text:list xml:id="list2891525690" text:style-name="L8">
        <text:list-item>
          <text:p text:style-name="P24"><text:span text:style-name="T2">Ou seja, no arrendamento mercantil, o </text:span>valor pago<text:span text:style-name="T2"> em cada prestação é </text:span>dedutível<text:span text:style-name="T2"> para o cálculo do IR. A despesa de depreciação e os juros transcorridos por competência </text:span>não são<text:span text:style-name="T2"> dedutíveis, e devem ser ajustados no LALUR. </text:span><text:span text:style-name="T4">Exemplo que elucida muito bem:</text:span></text:p>
          <text:list>
            <text:list-item>
              <text:p text:style-name="P25"><text:span text:style-name="T2">Empresa paga R$ 10.000/mês, sendo que destes, R$ 7.000 seja de principal e R$ 3.000 de juros embutidos. Nesse caso, a empresa poderá abater R$ 10.000 quando for calcular o IR. As despesas financeiras que </text:span>não<text:span text:style-name="T2"> são dedutíveis seriam aquelas no caso de atraso: se com 10 dias de atraso houver uma multa de R$ 500, esses R$ 500 </text:span>não<text:span text:style-name="T2"> são dedutíveis, </text:span><text:span text:style-name="T5">mas aqueles juros de R$ 3.000 embutidos são, sim, dedutíveis.</text:span></text:p>
            </text:list-item>
          </text:list>
        </text:list-item>
      </text:list>
      <text:p text:style-name="P26"><text:span text:style-name="T5"/></text:p>
      <text:p text:style-name="P27"><text:span text:style-name="T5">L</text:span><text:span text:style-name="T2">easing </text:span><text:span text:style-name="T14">financeiro</text:span><text:span text:style-name="T15"> → é reconhecido como ativo no BP.</text:span></text:p>
      <text:p text:style-name="P28"><text:span text:style-name="T2">Leasing</text:span><text:span text:style-name="T15"> </text:span><text:span text:style-name="T14">operacional</text:span><text:span text:style-name="T15"> → </text:span><text:span text:style-name="T14">não</text:span><text:span text:style-name="T15"> é reconhecido no B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3c05d" officeooo:paragraph-rsid="0003c05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Balanço patrimonial: obrigatoriedade e apresentação, conteúdo dos grupos e subgrupos, classificação das cont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9:05:53.522000000</meta:creation-date>
    <dc:date>2018-05-28T18:02:00.754000000</dc:date>
    <meta:editing-duration>PT1H27M11S</meta:editing-duration>
    <meta:editing-cycles>27</meta:editing-cycles>
    <meta:generator>LibreOffice/6.0.1.1$Windows_X86_64 LibreOffice_project/60bfb1526849283ce2491346ed2aa51c465abfe6</meta:generator>
    <meta:document-statistic meta:table-count="1" meta:image-count="0" meta:object-count="0" meta:page-count="2" meta:paragraph-count="53" meta:word-count="680" meta:character-count="4423" meta:non-whitespace-character-count="3826"/>
  </office:meta>
</office:document-meta>
</file>